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none" fo:clip="rect(1.72012in, 2.118in, 2.20354in, 8.5228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1.59446in, 7.4728in, 1.29172in, 2.148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0.68125in" svg:y="0.37361in" svg:width="5.63681in" svg:height="4.06111in" style:rel-width="scale" style:rel-height="scale"><draw:image xlink:href="media/image1.png" xlink:type="simple" xlink:show="embed" xlink:actuate="onLoad"/><svg:title/><svg:desc/></draw:frame></text:span><text:span text:style-name="T3">CMOS INVERTER CIRCUIT SCHEMATIC:</text:span></text:p>
      <text:p text:style-name="Standard"/>
      <text:p text:style-name="Standard"/>
      <text:p text:style-name="P4">INPUT &amp; OUTPUT WAVEFORM</text:p>
      <text:p text:style-name="Standard"><draw:frame draw:z-index="251659264" draw:style-name="a1" draw:name="Image2" text:anchor-type="paragraph" svg:x="0.74306in" svg:y="0.15903in" svg:width="5.57431in" svg:height="4.1840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Sambhsv Saxena</dc:creator>
    <meta:creation-date>2024-03-05T00:10:00Z</meta:creation-date>
    <dc:date>2024-06-26T13:06:00Z</dc:date>
    <meta:template xlink:href="Normal" xlink:type="simple"/>
    <meta:editing-cycles>2</meta:editing-cycles>
    <meta:editing-duration>PT600S</meta:editing-duration>
    <meta:document-statistic meta:page-count="1" meta:paragraph-count="1" meta:word-count="9" meta:character-count="61" meta:row-count="1" meta:non-whitespace-character-count="53"/>
  </office:meta>
</office:document-meta>
</file>